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4.161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74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2.316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2.473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0.974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3.053cm" fo:break-before="auto" style:use-optimal-row-height="true"/>
    </style:style>
    <style:style style:name="ro15" style:family="table-row">
      <style:table-row-properties style:row-height="2.395cm" fo:break-before="auto" style:use-optimal-row-height="true"/>
    </style:style>
    <style:style style:name="ro16" style:family="table-row">
      <style:table-row-properties style:row-height="1.395cm" fo:break-before="auto" style:use-optimal-row-height="tru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66"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2" style:base-cell-address="list.E1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1" style:family="table-cell" style:parent-style-name="Default" style:data-style-name="N50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2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L103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fo:language="en" fo:country="US" style:font-name-asian="ＭＳ Ｐゴシック" style:font-size-asian="10pt" style:language-asian="ja" style:country-asian="JP" style:font-name-complex="Mangal" style:font-size-complex="10pt" style:language-complex="hi" style:country-complex="IN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2" table:default-cell-style-name="ce10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n(93)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file name</text:p>
          </table:table-cell>
          <table:table-cell table:style-name="ce1" office:value-type="string">
            <text:p>file name</text:p>
            <text:p>(new)/16.mp3</text:p>
          </table:table-cell>
          <table:table-cell table:style-name="ce1" office:value-type="string">
            <text:p>gen mp3</text:p>
          </table:table-cell>
          <table:table-cell table:style-name="ce1" office:value-type="string">
            <text:p>to mobile</text:p>
          </table:table-cell>
          <table:table-cell table:style-name="ce1" office:value-type="string">
            <text:p>conpi</text:p>
          </table:table-cell>
          <table:table-cell table:style-name="ce1" office:value-type="string">
            <text:p>聞きなし</text:p>
          </table:table-cell>
          <table:table-cell table:style-name="ce1" office:value-type="string">
            <text:p>音節、数</text:p>
          </table:table-cell>
          <table:table-cell table:style-name="ce1" office:value-type="string">
            <text:p>registered</text:p>
          </table:table-cell>
          <table:table-cell table:style-name="ce1" office:value-type="string">
            <text:p>source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アオジ</text:p>
          </table:table-cell>
          <table:table-cell office:value-type="string">
            <text:p>アオジﾞのさえずり[toriotomo].mp3</text:p>
          </table:table-cell>
          <table:table-cell office:value-type="float" office:value="32">
            <text:p>3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9">
            <text:p>2019/5/21 7:18</text:p>
          </table:table-cell>
          <table:table-cell office:value-type="string">
            <text:p><text:a xlink:href="https://www.youtube.com/watch?v=wWl3ZMiOKIY&amp;list=PL3E968B5BC0566BE5">https://www.youtube.com/watch?v=wWl3ZMiOKIY&amp;list=PL3E968B5BC0566BE5https://www.youtube.com/watch?v=wWl3ZMiOKIY&amp;list=PL3E968B5BC0566BE5&amp;index=1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アオジ</text:p>
          </table:table-cell>
          <table:table-cell office:value-type="string">
            <text:p>アオジの 鳴き声（冬。地鳴き） [東京の野鳥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4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0:22">
            <text:p>2019/7/21 17:00</text:p>
          </table:table-cell>
          <table:table-cell office:value-type="string">
            <text:p><text:a xlink:href="https://www.youtube.com/watch?v=v2GvTX8-I_Q&amp;t=73s">https://www.youtube.com/watch?v=v2GvTX8-I_Q&amp;t=73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アオジ</text:p>
          </table:table-cell>
          <table:table-cell office:value-type="string">
            <text:p>アオジの鳴き声 （囀り） "Emberiza spodocephala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5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08:14">
            <text:p>2019/7/21 17:08</text:p>
          </table:table-cell>
          <table:table-cell office:value-type="string">
            <text:p><text:a xlink:href="https://www.youtube.com/watch?v=Lxh59QmW0Gg">https://www.youtube.com/watch?v=Lxh59QmW0G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アオジ</text:p>
          </table:table-cell>
          <table:table-cell office:value-type="string">
            <text:p>アオジ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3_aoji_bc.mp3</text:p>
          </table:table-cell>
          <table:table-cell office:value-type="string">
            <text:p>aoji</text:p>
          </table:table-cell>
          <table:table-cell table:number-columns-repeated="2" office:value-type="string">
            <text:p> </text:p>
          </table:table-cell>
          <table:table-cell office:value-type="date" office:date-value="2019-07-21T17:14:49">
            <text:p>2019/7/21 17:14</text:p>
          </table:table-cell>
          <table:table-cell office:value-type="string">
            <text:p><text:a xlink:href="https://www.youtube.com/watch?v=iCcxnPeINOw">https://www.youtube.com/watch?v=iCcxnPeINOw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アカハラ</text:p>
          </table:table-cell>
          <table:table-cell office:value-type="string">
            <text:p>アカハラ（1）さえずりと地鳴き（戸隠） - Brown-headed thrush - Wild Bird - 野鳥 動画図鑑.mp3</text:p>
          </table:table-cell>
          <table:table-cell office:value-type="float" office:value="27">
            <text:p>2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o_lfZNQ1heY">https://www.youtube.com/watch?v=o_lfZNQ1he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アカハラ</text:p>
          </table:table-cell>
          <table:table-cell office:value-type="string">
            <text:p>アカハラ 夏のさえずり♪ in札幌.mp3</text:p>
          </table:table-cell>
          <table:table-cell office:value-type="float" office:value="28">
            <text:p>2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bvs0Fcy325E">https://www.youtube.com/watch?v=bvs0Fcy325E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アヒル</text:p>
          </table:table-cell>
          <table:table-cell office:value-type="string">
            <text:p>アヒルの鳴き声 The cry of a duck.mp3</text:p>
          </table:table-cell>
          <table:table-cell office:value-type="string">
            <text:p>1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Yg9x9ltxf-M">https://www.youtube.com/watch?v=Yg9x9ltxf-M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カケス</text:p>
          </table:table-cell>
          <table:table-cell office:value-type="string">
            <text:p>カケス（2）鳴く（胎内市） - Eurasian jay - Wild Bird - 野鳥 動画図鑑.mp3</text:p>
          </table:table-cell>
          <table:table-cell office:value-type="float" office:value="23">
            <text:p>2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5T15:35:43">
            <text:p>2019/5/5 15:35</text:p>
          </table:table-cell>
          <table:table-cell office:value-type="string">
            <text:p><text:a xlink:href="https://www.youtube.com/watch?v=fukUTPWyptg">https://www.youtube.com/watch?v=fukUTPWypt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カワセミ</text:p>
          </table:table-cell>
          <table:table-cell office:value-type="string">
            <text:p>カワセミの鳴き声。　学名　"Alcedo atthis" [Furuse ｃｓ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0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J8YXDkPpVKU">https://www.youtube.com/watch?v=J8YXDkPpVKU</text:a></text:p>
          </table:table-cell>
          <table:table-cell office:value-type="string">
            <text:p>*</text:p>
          </table:table-cell>
          <table:table-cell/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カワセミ</text:p>
          </table:table-cell>
          <table:table-cell office:value-type="string">
            <text:p>心地よい気分になれるカワセミ夫婦の美しい鳴き声 [東京・世田谷区の野鳥と野川のカワセミ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1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k7eyFlZ_TxM">https://www.youtube.com/watch?v=k7eyFlZ_Tx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カワセミ</text:p>
          </table:table-cell>
          <table:table-cell office:value-type="string">
            <text:p>野鳥：カワセミ 雄／雌を呼ぶ？ [masaogavideo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2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qVtGLec2nlo">https://www.youtube.com/watch?v=qVtGLec2nlo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カワセミ</text:p>
          </table:table-cell>
          <table:table-cell office:value-type="string">
            <text:p>カワセミの鳴き声 [chon</text:p>
            <text:p>]</text:p>
          </table:table-cell>
          <table:table-cell office:value-type="string">
            <text:p>kawasemi</text:p>
          </table:table-cell>
          <table:table-cell office:value-type="string">
            <text:p>bc</text:p>
          </table:table-cell>
          <table:table-cell office:value-type="string">
            <text:p>63_kawasem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5:11">
            <text:p>2019/6/21 15:05</text:p>
          </table:table-cell>
          <table:table-cell office:value-type="string">
            <text:p><text:a xlink:href="https://www.youtube.com/watch?v=pW58qpUXRig">https://www.youtube.com/watch?v=pW58qpUXRi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カワラヒワ</text:p>
          </table:table-cell>
          <table:table-cell office:value-type="string">
            <text:p>カワラヒワの鳴き声</text:p>
          </table:table-cell>
          <table:table-cell office:value-type="float" office:value="31">
            <text:p>3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9">
            <text:p>2019/5/21 7:18</text:p>
          </table:table-cell>
          <table:table-cell office:value-type="string">
            <text:p><text:a xlink:href="https://www.youtube.com/watch?v=CqfivpIr8X4">https://www.youtube.com/watch?v=CqfivpIr8X4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カワラヒワ</text:p>
          </table:table-cell>
          <table:table-cell office:value-type="string">
            <text:p>カワラヒワの鳴き声[スズメ亭].mp3</text:p>
          </table:table-cell>
          <table:table-cell office:value-type="float" office:value="33">
            <text:p>3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1T07:18:39">
            <text:p>2019/5/21 7:18</text:p>
          </table:table-cell>
          <table:table-cell office:value-type="string">
            <text:p><text:a xlink:href="https://www.youtube.com/watch?v=9ybqS8Ilw0s">https://www.youtube.com/watch?v=9ybqS8Ilw0s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カワラヒワ</text:p>
          </table:table-cell>
          <table:table-cell office:value-type="string">
            <text:p>カワラヒワさん優しい鳴き声ですね〜♫♬〜 [nono syouko]</text:p>
          </table:table-cell>
          <table:table-cell office:value-type="float" office:value="44">
            <text:p>44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2">
            <text:p>2019/6/3 13:41</text:p>
          </table:table-cell>
          <table:table-cell office:value-type="string">
            <text:p><text:a xlink:href="https://www.youtube.com/watch?v=kwnRY5q8vJo">https://www.youtube.com/watch?v=kwnRY5q8vJo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ガチョウ</text:p>
          </table:table-cell>
          <table:table-cell office:value-type="string">
            <text:p>ガチョウの鳴き声.mp3</text:p>
          </table:table-cell>
          <table:table-cell office:value-type="string">
            <text:p>1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4T13:39:48">
            <text:p>2019/4/14 13:39</text:p>
          </table:table-cell>
          <table:table-cell office:value-type="string">
            <text:p><text:a xlink:href="https://www.youtube.com/watch?v=PHtr4-33dwc">https://www.youtube.com/watch?v=PHtr4-33dw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コゲラ</text:p>
          </table:table-cell>
          <table:table-cell office:value-type="string">
            <text:p>コゲラと鳴き声.mp3</text:p>
          </table:table-cell>
          <table:table-cell office:value-type="float" office:value="25">
            <text:p>2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43:52">
            <text:p>2019/5/7 9:43</text:p>
          </table:table-cell>
          <table:table-cell office:value-type="string">
            <text:p><text:a xlink:href="https://www.youtube.com/watch?v=6WE8G3iwXo8">https://www.youtube.com/watch?v=6WE8G3iwXo8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コゲラ</text:p>
          </table:table-cell>
          <table:table-cell office:value-type="string">
            <text:p>コゲラ ギーギー鳴く</text:p>
          </table:table-cell>
          <table:table-cell office:value-type="float" office:value="26">
            <text:p>2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7T09:57:18">
            <text:p>2019/5/7 9:57</text:p>
          </table:table-cell>
          <table:table-cell office:value-type="string">
            <text:p><text:a xlink:href="https://www.youtube.com/watch?v=IW6oSmo4wVI">https://www.youtube.com/watch?v=IW6oSmo4wVI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コゲラ</text:p>
          </table:table-cell>
          <table:table-cell office:value-type="string">
            <text:p>コゲラの鳴き声 Japanese Pygmy Wodpecker [JA3CF]</text:p>
          </table:table-cell>
          <table:table-cell office:value-type="float" office:value="41">
            <text:p>4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5-wI4IJQFpY">https://www.youtube.com/watch?v=5-wI4IJQFpY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コゲラ</text:p>
          </table:table-cell>
          <table:table-cell office:value-type="string">
            <text:p>コゲラ Japanese Pygmy Woodpecker の鳴き声。February 25,2018 [Furuse ｃｓ]</text:p>
          </table:table-cell>
          <table:table-cell office:value-type="float" office:value="45">
            <text:p>4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4:06">
            <text:p>2019/6/3 13:44</text:p>
          </table:table-cell>
          <table:table-cell office:value-type="string">
            <text:p><text:a xlink:href="https://www.youtube.com/watch?v=GvzJWSOQWkQ">https://www.youtube.com/watch?v=GvzJWSOQWkQ</text:a></text:p>
          </table:table-cell>
          <table:table-cell office:value-type="string">
            <text:p>*</text:p>
          </table:table-cell>
          <table:table-cell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コジュケイ</text:p>
          </table:table-cell>
          <table:table-cell office:value-type="string">
            <text:p>「鳴き声ノート」 コジュケイ （14ページ）.mp3</text:p>
          </table:table-cell>
          <table:table-cell office:value-type="string">
            <text:p>7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ィッ　キュィッ　キュィッ</text:p>
            <text:p>キキュキィッ・キキュキィッ・キキュキィッ</text:p>
          </table:table-cell>
          <table:table-cell office:value-type="string">
            <text:p> </text:p>
          </table:table-cell>
          <table:table-cell table:style-name="ce2" office:value-type="string">
            <text:p>20190409_080417</text:p>
          </table:table-cell>
          <table:table-cell office:value-type="string">
            <text:p><text:a xlink:href="https://www.youtube.com/watch?v=GkMq6BF9vaA&amp;list=PLEjg8iFPAO4iPOPqbTXlaKNJH8HxOQu_y&amp;index=14">https://www.youtube.com/watch?v=GkMq6BF9vaA&amp;list=PLEjg8iFPAO4iPOPqbTXlaKNJH8HxOQu_y&amp;index=14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コジュケイ</text:p>
          </table:table-cell>
          <table:table-cell office:value-type="string">
            <text:p>コジュュケイの鳴き声２種類.mp3</text:p>
          </table:table-cell>
          <table:table-cell office:value-type="float" office:value="37">
            <text:p>3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xH1M3T2Vs90">https://www.youtube.com/watch?v=xH1M3T2Vs90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シジュウカラ</text:p>
          </table:table-cell>
          <table:table-cell office:value-type="string">
            <text:p>「鳴き声ノート」 シジュウカラ さえずり （3ページ）</text:p>
          </table:table-cell>
          <table:table-cell office:value-type="string">
            <text:p>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ツピ・ツピ・ツピ・ツピ・ツピ</text:p>
          </table:table-cell>
          <table:table-cell office:value-type="string">
            <text:p> </text:p>
          </table:table-cell>
          <table:table-cell table:style-name="ce2" office:value-type="string">
            <text:p>20190403_144309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シジュウカラ</text:p>
          </table:table-cell>
          <table:table-cell office:value-type="string">
            <text:p>「鳴き声ノート」　シジュウカラ 地鳴き　（3ページ）</text:p>
          </table:table-cell>
          <table:table-cell office:value-type="string">
            <text:p>6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ツッツ、キー</text:p>
          </table:table-cell>
          <table:table-cell office:value-type="string">
            <text:p> </text:p>
          </table:table-cell>
          <table:table-cell table:style-name="ce2" office:value-type="string">
            <text:p>20190408_102711</text:p>
          </table:table-cell>
          <table:table-cell office:value-type="string">
            <text:p><text:a xlink:href="https://www.youtube.com/watch?v=vDIsm8zC6xQ&amp;list=PLEjg8iFPAO4iPOPqbTXlaKNJH8HxOQu_y&amp;index=3">https://www.youtube.com/watch?v=vDIsm8zC6xQ&amp;list=PLEjg8iFPAO4iPOPqbTXlaKNJH8HxOQu_y&amp;index=3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シジュウカラ</text:p>
          </table:table-cell>
          <table:table-cell office:value-type="string">
            <text:p>さえずりながら忙しいシジュウカラは何パターンかの歌を持っている.mp3</text:p>
          </table:table-cell>
          <table:table-cell office:value-type="float" office:value="16">
            <text:p>1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1ツ2ツ2・ピ1ツ2ツ2・ピ1ツ2ツ2</text:p>
          </table:table-cell>
          <table:table-cell office:value-type="string">
            <text:p> </text:p>
          </table:table-cell>
          <table:table-cell office:value-type="date" office:date-value="2019-04-22T14:45:26">
            <text:p>2019/4/22 14:45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シロハラ</text:p>
          </table:table-cell>
          <table:table-cell office:value-type="string">
            <text:p>シロハラさんの鳴き声 A call and a song(or subsong) of Pale Thrush</text:p>
          </table:table-cell>
          <table:table-cell office:value-type="float" office:value="29">
            <text:p>2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シロハラ</text:p>
          </table:table-cell>
          <table:table-cell office:value-type="string">
            <text:p>シロハラの鳴き声 [tomo S.]</text:p>
          </table:table-cell>
          <table:table-cell office:value-type="float" office:value="40">
            <text:p>4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33:32">
            <text:p>2019/5/28 13:33</text:p>
          </table:table-cell>
          <table:table-cell office:value-type="string">
            <text:p><text:a xlink:href="https://www.youtube.com/watch?v=xaftShsRVwc">https://www.youtube.com/watch?v=xaftShsRVw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シロハラ</text:p>
          </table:table-cell>
          <table:table-cell office:value-type="string">
            <text:p>シロハラのさえずり [kuro3647]</text:p>
          </table:table-cell>
          <table:table-cell office:value-type="float" office:value="43">
            <text:p>43</text:p>
          </table:table-cell>
          <table:table-cell table:style-name="ce10" office:value-type="date" office:date-value="2019-06-03T13:55:49">
            <text:p>2019/6/3 13:55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03T13:41:02">
            <text:p>2019/6/3 13:41</text:p>
          </table:table-cell>
          <table:table-cell office:value-type="string">
            <text:p><text:a xlink:href="https://www.youtube.com/watch?v=G2CoiIy8LR4">https://www.youtube.com/watch?v=G2CoiIy8LR4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ジョウビタキ</text:p>
          </table:table-cell>
          <table:table-cell office:value-type="string">
            <text:p>野鳥動画・ジョウビタキの鳴き声 4K.mp3</text:p>
          </table:table-cell>
          <table:table-cell office:value-type="float" office:value="24">
            <text:p>2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3・・・ピッ・・・3</text:p>
          </table:table-cell>
          <table:table-cell office:value-type="float" office:value="1">
            <text:p>1</text:p>
          </table:table-cell>
          <table:table-cell office:value-type="date" office:date-value="2019-05-05T15:55:57">
            <text:p>2019/5/5 15:55</text:p>
          </table:table-cell>
          <table:table-cell office:value-type="string">
            <text:p><text:a xlink:href="https://www.youtube.com/watch?v=KTgXQ9Hh-3s">https://www.youtube.com/watch?v=KTgXQ9Hh-3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スズメ</text:p>
          </table:table-cell>
          <table:table-cell office:value-type="string">
            <text:p>「おさんぽ鳥図鑑」スズメ さえずり（4ページ）.mp3</text:p>
          </table:table-cell>
          <table:table-cell office:value-type="float" office:value="22">
            <text:p>22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nnSmXUGozQc">http://www.youtube.com/watch?v=nnSmXUGozQc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ツグミ</text:p>
          </table:table-cell>
          <table:table-cell office:value-type="string">
            <text:p>ツグミ(Dusky thrush)の鳴き声。 December 11,2016.mp3</text:p>
          </table:table-cell>
          <table:table-cell office:value-type="string">
            <text:p>8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2_123823.mp3</text:p>
          </table:table-cell>
          <table:table-cell office:value-type="string">
            <text:p>クヮッ・クヮッ</text:p>
          </table:table-cell>
          <table:table-cell office:value-type="string">
            <text:p> </text:p>
          </table:table-cell>
          <table:table-cell table:style-name="ce2" office:value-type="string">
            <text:p>20190410_102805</text:p>
          </table:table-cell>
          <table:table-cell office:value-type="string">
            <text:p><text:a xlink:href="https://www.youtube.com/watch?v=qvxSuXJLmfk">https://www.youtube.com/watch?v=qvxSuXJLmf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ツグミ</text:p>
          </table:table-cell>
          <table:table-cell office:value-type="string">
            <text:p>ツグミの鳴き声.mp3</text:p>
          </table:table-cell>
          <table:table-cell office:value-type="string">
            <text:p>9.m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キャッ・キャッ</text:p>
          </table:table-cell>
          <table:table-cell office:value-type="string">
            <text:p> </text:p>
          </table:table-cell>
          <table:table-cell table:style-name="ce2" office:value-type="string">
            <text:p>20190410_102918</text:p>
          </table:table-cell>
          <table:table-cell office:value-type="string">
            <text:p><text:a xlink:href="https://www.youtube.com/watch?v=CIPhO0gXNNQ">https://www.youtube.com/watch?v=CIPhO0gXNNQ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ツバメ</text:p>
          </table:table-cell>
          <table:table-cell office:value-type="string">
            <text:p>「おさんぽ鳥図鑑」ツバメ さえずり（7ページ）.mp3</text:p>
          </table:table-cell>
          <table:table-cell office:value-type="float" office:value="21">
            <text:p>21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01T17:50:39">
            <text:p>2019/5/1 17:50</text:p>
          </table:table-cell>
          <table:table-cell office:value-type="string">
            <text:p><text:a xlink:href="http://www.youtube.com/watch?v=-F8QvNGHu48">http://www.youtube.com/watch?v=-F8QvNGHu48</text:a>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office:value-type="float" office:value="31">
            <text:p>31</text:p>
          </table:table-cell>
          <table:table-cell office:value-type="string">
            <text:p>トビ</text:p>
          </table:table-cell>
          <table:table-cell office:value-type="string">
            <text:p>鳶の鳴き声</text:p>
          </table:table-cell>
          <table:table-cell office:value-type="float" office:value="30">
            <text:p>3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ドバト</text:p>
          </table:table-cell>
          <table:table-cell office:value-type="string">
            <text:p>鳩 の鳴き声。（ドバト、又はカワラバト）December 24,2017.mp3</text:p>
          </table:table-cell>
          <table:table-cell office:value-type="float" office:value="17">
            <text:p>17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ハクセキレイ</text:p>
          </table:table-cell>
          <table:table-cell office:value-type="string">
            <text:p>ハクセキレイの鳴き声 かわいい.mp3</text:p>
          </table:table-cell>
          <table:table-cell office:value-type="string">
            <text:p>1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ュイウ・キュイウ</text:p>
          </table:table-cell>
          <table:table-cell office:value-type="string">
            <text:p> </text:p>
          </table:table-cell>
          <table:table-cell table:style-name="ce2" office:value-type="string">
            <text:p>20190402_135404</text:p>
          </table:table-cell>
          <table:table-cell office:value-type="string">
            <text:p><text:a xlink:href="https://www.youtube.com/watch?v=p1eaR6raG-E">https://www.youtube.com/watch?v=p1eaR6raG-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 　Motacilla alba lugens [matumaehekiri5]</text:p>
          </table:table-cell>
          <table:table-cell office:value-type="string">
            <text:p> </text:p>
          </table:table-cell>
          <table:table-cell office:value-type="string">
            <text:p>9.185 - 35.358</text:p>
          </table:table-cell>
          <table:table-cell office:value-type="string">
            <text:p>49_hakusekirei_bc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P2ojX82CinY">https://www.youtube.com/watch?v=P2ojX82Cin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ハクセキレイ</text:p>
          </table:table-cell>
          <table:table-cell office:value-type="string">
            <text:p>ハクセキレイ の鳴き声　Bird Song - Parus varius [matumaehekiri5]</text:p>
          </table:table-cell>
          <table:table-cell office:value-type="string">
            <text:p> </text:p>
          </table:table-cell>
          <table:table-cell office:value-type="string">
            <text:p>0.092 - 20.927</text:p>
          </table:table-cell>
          <table:table-cell office:value-type="string">
            <text:p>50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3jb4UhIRkNY">https://www.youtube.com/watch?v=3jb4UhIRkNY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ハクセキレイ</text:p>
          </table:table-cell>
          <table:table-cell office:value-type="string">
            <text:p>おしゃべりするようなセキレイの鳴き声♪ [orenzi8</text:p>
            <text:p>]</text:p>
          </table:table-cell>
          <table:table-cell office:value-type="string">
            <text:p> </text:p>
          </table:table-cell>
          <table:table-cell office:value-type="string">
            <text:p>0.0 - 24.314</text:p>
          </table:table-cell>
          <table:table-cell office:value-type="string">
            <text:p>51_hakusekire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k_iz8YaMav0">https://www.youtube.com/watch?v=k_iz8YaMav0</text:a></text:p>
          </table:table-cell>
          <table:table-cell office:value-type="string">
            <text:p>*</text:p>
          </table:table-cell>
          <table:table-cell/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ハクセキレイ</text:p>
          </table:table-cell>
          <table:table-cell office:value-type="string">
            <text:p>食後に一生懸命お話してくれるハクセキレイ?happy talking Japanese White Wagtail [03231997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6T14:35:29">
            <text:p>2019/6/16 14:35</text:p>
          </table:table-cell>
          <table:table-cell office:value-type="string">
            <text:p><text:a xlink:href="https://www.youtube.com/watch?v=leF4eBV0RdI">https://www.youtube.com/watch?v=leF4eBV0RdI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ヒバリ</text:p>
          </table:table-cell>
          <table:table-cell office:value-type="string">
            <text:p>ヒバリのさえずり.wmv.mp3</text:p>
          </table:table-cell>
          <table:table-cell office:value-type="float" office:value="20">
            <text:p>20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many</text:p>
          </table:table-cell>
          <table:table-cell office:value-type="date" office:date-value="2019-05-21T06:39:29">
            <text:p>2019/5/21 6:39</text:p>
          </table:table-cell>
          <table:table-cell office:value-type="string">
            <text:p><text:a xlink:href="https://www.youtube.com/watch?v=XnZptbRhAao">https://www.youtube.com/watch?v=XnZptbRhAao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[NO NAME]</text:p>
          </table:table-cell>
          <table:table-cell office:value-type="float" office:value="39">
            <text:p>3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8T13:16:48">
            <text:p>2019/5/28 13:16</text:p>
          </table:table-cell>
          <table:table-cell office:value-type="string">
            <text:p><text:a xlink:href="https://www.youtube.com/watch?v=icNUui29odA">https://www.youtube.com/watch?v=icNUui29odA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ヒバリ</text:p>
          </table:table-cell>
          <table:table-cell office:value-type="string">
            <text:p>ヒバリの鳴き声　Alauda arvensis　雲雀 [NO NAME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8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icNUui29odA&amp;t=3s">https://www.youtube.com/watch?v=icNUui29odA&amp;t=3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ヒバリ</text:p>
          </table:table-cell>
          <table:table-cell office:value-type="string">
            <text:p>ヒバリ "Alauda arvensis japonica" の鳴き声。2015/4/26 [Furuse ｃｓ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9_hibari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1T15:01:00">
            <text:p>2019/6/21 15:01</text:p>
          </table:table-cell>
          <table:table-cell office:value-type="string">
            <text:p><text:a xlink:href="https://www.youtube.com/watch?v=0PhjJSNp0hk&amp;t=2s">https://www.youtube.com/watch?v=0PhjJSNp0hk&amp;t=2s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ヒヨドリ</text:p>
          </table:table-cell>
          <table:table-cell office:value-type="string">
            <text:p>「鳴き声ノート」 ヒヨドリ （6ページ）.mp3</text:p>
          </table:table-cell>
          <table:table-cell office:value-type="string">
            <text:p>10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1T15:53:57">
            <text:p>2019/4/11 15:53</text:p>
          </table:table-cell>
          <table:table-cell office:value-type="string">
            <text:p><text:a xlink:href="https://www.youtube.com/watch?v=0YGpA0yR1Qc&amp;list=PLEjg8iFPAO4iPOPqbTXlaKNJH8HxOQu_y&amp;index=8">https://www.youtube.com/watch?v=0YGpA0yR1Qc&amp;list=PLEjg8iFPAO4iPOPqbTXlaKNJH8HxOQu_y&amp;index=8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ヒヨドリ</text:p>
          </table:table-cell>
          <table:table-cell office:value-type="string">
            <text:p>ヒヨドリの鳴き声～3種類の鳴き声～Brown-eared Bulbul.mp3</text:p>
          </table:table-cell>
          <table:table-cell office:value-type="float" office:value="35">
            <text:p>3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QgbwptpbzLc">https://www.youtube.com/watch?v=QgbwptpbzLc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ホオジロ</text:p>
          </table:table-cell>
          <table:table-cell office:value-type="string">
            <text:p>「鳴き声ノート」　身近な野鳥のコーラス　（2ページ）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20190403_140117</text:p>
          </table:table-cell>
          <table:table-cell office:value-type="string">
            <text:p><text:a xlink:href="https://www.youtube.com/watch?v=dUO_JLHutI4&amp;list=PLEjg8iFPAO4iPOPqbTXlaKNJH8HxOQu_y4iPOPqbTXlaKNJH8HxOQu_y&amp;index=5&amp;t=0s">https://www.youtube.com/watch?v=dUO_JLHutI4&amp;list=PLEjg8iFPAO4iPOPqbTXlaKNJH8HxOQu_y4iPOPqbTXlaKNJH8HxOQu_y&amp;index=5&amp;t=0s</text:a></text:p>
          </table:table-cell>
          <table:table-cell office:value-type="string">
            <text:p>*</text:p>
          </table:table-cell>
          <table:table-cell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ホオジロ</text:p>
          </table:table-cell>
          <table:table-cell office:value-type="string">
            <text:p>ホオジロの鳴き声（パラボラ集音マイク使用）.mp3</text:p>
          </table:table-cell>
          <table:table-cell office:value-type="float" office:value="18">
            <text:p>18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ピッ1・ツ2ツ2ピ1・ピ1ツー2・ティ3ティッ3</text:p>
          </table:table-cell>
          <table:table-cell office:value-type="string">
            <text:p> </text:p>
          </table:table-cell>
          <table:table-cell office:value-type="date" office:date-value="2019-04-29T18:11:45">
            <text:p>2019/4/29 18:11</text:p>
          </table:table-cell>
          <table:table-cell office:value-type="string">
            <text:p><text:a xlink:href="https://www.youtube.com/watch?v=VKmL9tqZkgk">https://www.youtube.com/watch?v=VKmL9tqZkg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ホオジロ</text:p>
          </table:table-cell>
          <table:table-cell office:value-type="string">
            <text:p>ホオジロの鳴き声①[roido frow]</text:p>
          </table:table-cell>
          <table:table-cell office:value-type="float" office:value="34">
            <text:p>34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2T18:29:28">
            <text:p>2019/5/22 18:29</text:p>
          </table:table-cell>
          <table:table-cell office:value-type="string">
            <text:p><text:a xlink:href="https://www.youtube.com/watch?v=HUggQK_UCLU">https://www.youtube.com/watch?v=HUggQK_UCLU</text:a></text:p>
          </table:table-cell>
          <table:table-cell office:value-type="string">
            <text:p>*</text:p>
          </table:table-cell>
          <table:table-cell/>
        </table:table-row>
        <table:table-row table:style-name="ro10">
          <table:table-cell office:value-type="float" office:value="64">
            <text:p>64</text:p>
          </table:table-cell>
          <table:table-cell office:value-type="string">
            <text:p>ホオジロ</text:p>
          </table:table-cell>
          <table:table-cell office:value-type="string">
            <text:p>ホオジロの鳴き声は「一筆啓上仕候（いっぴつけいじょうつかまつりそうろう）」と聞こえると言われますが...... [Sin-animal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4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rfl5sq4pQ6c&amp;t=2s">https://www.youtube.com/watch?v=rfl5sq4pQ6c&amp;t=2s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ホオジロ</text:p>
          </table:table-cell>
          <table:table-cell office:value-type="string">
            <text:p>ホオジロのさえずり.wmv [massie3103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5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QKrD0YzJxsE">https://www.youtube.com/watch?v=QKrD0YzJxsE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ホオジロ</text:p>
          </table:table-cell>
          <table:table-cell office:value-type="string">
            <text:p>ホオジロのさえずり（パラボラ集音マイク使用）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6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YhJ8wG9Q980">https://www.youtube.com/watch?v=YhJ8wG9Q980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ホオジロ</text:p>
          </table:table-cell>
          <table:table-cell office:value-type="string">
            <text:p>ホオジロの鳴き声。[Furuse ｃｓ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7_hoojiro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18:34">
            <text:p>2019/6/23 12:18</text:p>
          </table:table-cell>
          <table:table-cell office:value-type="string">
            <text:p><text:a xlink:href="https://www.youtube.com/watch?v=59LR8EogDWk">https://www.youtube.com/watch?v=59LR8EogDWk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ムクドリ</text:p>
          </table:table-cell>
          <table:table-cell office:value-type="string">
            <text:p>「鳴き声ノート」 ムクドリ （7ページ）.mp3</text:p>
          </table:table-cell>
          <table:table-cell office:value-type="string">
            <text:p>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conp_20190411_151748.mp3</text:p>
          </table:table-cell>
          <table:table-cell office:value-type="string">
            <text:p>リィリィリッ</text:p>
          </table:table-cell>
          <table:table-cell office:value-type="string">
            <text:p> </text:p>
          </table:table-cell>
          <table:table-cell table:style-name="ce2" office:value-type="string">
            <text:p>20190405_145523</text:p>
          </table:table-cell>
          <table:table-cell office:value-type="string">
            <text:p>-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ムクドリ</text:p>
          </table:table-cell>
          <table:table-cell office:value-type="string">
            <text:p>ムクドリの鳴き声.mp3</text:p>
          </table:table-cell>
          <table:table-cell office:value-type="float" office:value="19">
            <text:p>19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2" office:value-type="string">
            <text:p> </text:p>
          </table:table-cell>
          <table:table-cell office:value-type="string">
            <text:p>2 ; 3</text:p>
          </table:table-cell>
          <table:table-cell office:value-type="date" office:date-value="2019-04-30T16:53:46">
            <text:p>2019/4/30 16:53</text:p>
          </table:table-cell>
          <table:table-cell office:value-type="string">
            <text:p><text:a xlink:href="https://www.youtube.com/watch?v=0omIRm9Ixyg">https://www.youtube.com/watch?v=0omIRm9Ixyg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ムクドリ</text:p>
          </table:table-cell>
          <table:table-cell office:value-type="string">
            <text:p>ムクドリの鳴き声2015 [naochan sekiguchi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3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N_g9nFlfaIM">https://www.youtube.com/watch?v=N_g9nFlfaIM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ムクドリ</text:p>
          </table:table-cell>
          <table:table-cell office:value-type="string">
            <text:p>ムクドリの鳴き声_2013.5.23 [kazckan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4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xx20zQOU_N0">https://www.youtube.com/watch?v=xx20zQOU_N0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ムクドリ</text:p>
          </table:table-cell>
          <table:table-cell office:value-type="string">
            <text:p>ムクドリの朝の綺麗な鳴き声　White-cheeked Starling [ロッキー]</text:p>
          </table:table-cell>
          <table:table-cell table:number-columns-repeated="2" office:value-type="string">
            <text:p> </text:p>
          </table:table-cell>
          <table:table-cell office:value-type="string">
            <text:p>55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PtLqsgeyzSk">https://www.youtube.com/watch?v=PtLqsgeyzSk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56">
            <text:p>56</text:p>
          </table:table-cell>
          <table:table-cell office:value-type="string">
            <text:p>ムクドリ</text:p>
          </table:table-cell>
          <table:table-cell office:value-type="string">
            <text:p>ムクドリの騒ぐ鳴き声　White-cheeked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6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7zcemgpuuPQ">https://www.youtube.com/watch?v=7zcemgpuuPQ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57">
            <text:p>57</text:p>
          </table:table-cell>
          <table:table-cell office:value-type="string">
            <text:p>ムクドリ</text:p>
          </table:table-cell>
          <table:table-cell office:value-type="string">
            <text:p>ムクドリの幼鳥の鳴き声 Young bird of the starling [ロッキー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57_mukudori_--.mp3</text:p>
          </table:table-cell>
          <table:table-cell table:number-columns-repeated="3" office:value-type="string">
            <text:p> </text:p>
          </table:table-cell>
          <table:table-cell office:value-type="date" office:date-value="2019-06-17T10:25:59">
            <text:p>2019/6/17 10:25</text:p>
          </table:table-cell>
          <table:table-cell office:value-type="string">
            <text:p><text:a xlink:href="https://www.youtube.com/watch?v=2zkCqPeo6Io">https://www.youtube.com/watch?v=2zkCqPeo6Io</text:a></text:p>
          </table:table-cell>
          <table:table-cell office:value-type="string">
            <text:p>*</text:p>
          </table:table-cell>
          <table:table-cell/>
        </table:table-row>
        <table:table-row table:style-name="ro12">
          <table:table-cell office:value-type="float" office:value="2">
            <text:p>2</text:p>
          </table:table-cell>
          <table:table-cell office:value-type="string">
            <text:p>メジロ</text:p>
          </table:table-cell>
          <table:table-cell office:value-type="string">
            <text:p>「鳴き声ノート」 メジロ さえずり （4ページ）.mp3</text:p>
          </table:table-cell>
          <table:table-cell office:value-type="string">
            <text:p>2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table:style-name="ce2" office:value-type="string">
            <text:p>-</text:p>
          </table:table-cell>
          <table:table-cell office:value-type="string">
            <text:p><text:a xlink:href="https://www.youtube.com/watch?v=UtrUOaB20bk&amp;list=PLEjg8iFPAO">https://www.youtube.com/watch?v=UtrUOaB20bk&amp;list=PLEjg8iFPAO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メジロ</text:p>
          </table:table-cell>
          <table:table-cell office:value-type="string">
            <text:p>「鳴き声ノート」 メジロ 地鳴き （4ページ）.mp3</text:p>
          </table:table-cell>
          <table:table-cell office:value-type="string">
            <text:p>5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13_1.conpilation.mp3</text:p>
          </table:table-cell>
          <table:table-cell office:value-type="string">
            <text:p>キーィ・キーィ</text:p>
          </table:table-cell>
          <table:table-cell office:value-type="string">
            <text:p> </text:p>
          </table:table-cell>
          <table:table-cell table:style-name="ce2" office:value-type="string">
            <text:p>20190408_101435</text:p>
          </table:table-cell>
          <table:table-cell office:value-type="string">
            <text:p><text:a xlink:href="https://www.youtube.com/watch?v=PvUlMrUIzhs&amp;list=PLEjg8iFPAO4iPOPqbTXlaKNJH8HxOQu_y&amp;index=6&amp;t=0s">https://www.youtube.com/watch?v=PvUlMrUIzhs&amp;list=PLEjg8iFPAO4iPOPqbTXlaKNJH8HxOQu_y&amp;index=6&amp;t=0s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メジロ</text:p>
          </table:table-cell>
          <table:table-cell office:value-type="string">
            <text:p>メジロ : Japanese White-eye - 01 : 鳴き声 [HD] [BirdHeritage]</text:p>
          </table:table-cell>
          <table:table-cell office:value-type="float" office:value="42">
            <text:p>42</text:p>
          </table:table-cell>
          <table:table-cell office:value-type="string">
            <text:p> </text:p>
          </table:table-cell>
          <table:table-cell office:value-type="string">
            <text:p>A</text:p>
          </table:table-cell>
          <table:table-cell table:number-columns-repeated="3" office:value-type="string">
            <text:p> </text:p>
          </table:table-cell>
          <table:table-cell office:value-type="date" office:date-value="2019-05-29T10:32:44">
            <text:p>2019/5/29 10:32</text:p>
          </table:table-cell>
          <table:table-cell office:value-type="string">
            <text:p><text:a xlink:href="https://www.youtube.com/watch?v=DIWtmeauMfM">https://www.youtube.com/watch?v=DIWtmeauMfM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メジロ</text:p>
          </table:table-cell>
          <table:table-cell office:value-type="string">
            <text:p>よく鳴くメジロ　PowerShot SX30 IS [Bure Boke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09">
            <text:p>2019/6/12 12:54</text:p>
          </table:table-cell>
          <table:table-cell office:value-type="string">
            <text:p><text:a xlink:href="https://www.youtube.com/watch?v=IExqjQTw4Uw">https://www.youtube.com/watch?v=IExqjQTw4Uw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メジロ</text:p>
          </table:table-cell>
          <table:table-cell office:value-type="string">
            <text:p>メジロの鳴き声 [camomiru</text:p>
            <text:p>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YSYeHT6vOgw">https://www.youtube.com/watch?v=YSYeHT6vOgw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メジロ</text:p>
          </table:table-cell>
          <table:table-cell office:value-type="string">
            <text:p>野鳥：メジロのさえずり／Wild Birds: White-eye: Warbling [KOJI283]</text:p>
          </table:table-cell>
          <table:table-cell table:number-columns-repeated="2"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6-12T12:54:58">
            <text:p>2019/6/12 12:54</text:p>
          </table:table-cell>
          <table:table-cell office:value-type="string">
            <text:p><text:a xlink:href="https://www.youtube.com/watch?v=qSr6prcSFrg">https://www.youtube.com/watch?v=qSr6prcSFrg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モズ</text:p>
          </table:table-cell>
          <table:table-cell office:value-type="string">
            <text:p>「鳴き声ノート」　モズ　（15ページ）</text:p>
          </table:table-cell>
          <table:table-cell office:value-type="string">
            <text:p>13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5T16:55:07">
            <text:p>2019/4/15 16:55</text:p>
          </table:table-cell>
          <table:table-cell office:value-type="string">
            <text:p><text:a xlink:href="https://www.youtube.com/watch?v=A-JbAkpxWns&amp;list=PLEjg8iFPAO4iPOPqbTXlaKNJH8HxOQu_y&amp;index=15">https://www.youtube.com/watch?v=A-JbAkpxWns&amp;list=PLEjg8iFPAO4iPOPqbTXlaKNJH8HxOQu_y&amp;index=15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モズ</text:p>
          </table:table-cell>
          <table:table-cell office:value-type="string">
            <text:p>モズの鳴き声.mp3</text:p>
          </table:table-cell>
          <table:table-cell office:value-type="float" office:value="36">
            <text:p>36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5-26T13:26:21">
            <text:p>2019/5/26 13:26</text:p>
          </table:table-cell>
          <table:table-cell office:value-type="string">
            <text:p><text:a xlink:href="https://www.youtube.com/watch?v=PCWzdGiUR1U">https://www.youtube.com/watch?v=PCWzdGiUR1U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ヤマガラ</text:p>
          </table:table-cell>
          <table:table-cell office:value-type="string">
            <text:p>ヤマガラ 囀り ヤマガラの鳴き声 Varied tit chirping.mp3</text:p>
          </table:table-cell>
          <table:table-cell office:value-type="string">
            <text:p>14.mp3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table:number-columns-repeated="3" office:value-type="string">
            <text:p> </text:p>
          </table:table-cell>
          <table:table-cell office:value-type="date" office:date-value="2019-04-18T18:19:12">
            <text:p>2019/4/18 18:19</text:p>
          </table:table-cell>
          <table:table-cell office:value-type="string">
            <text:p><text:a xlink:href="https://www.youtube.com/watch?v=0lkBWvGm_HQ">https://www.youtube.com/watch?v=0lkBWvGm_HQ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ヤマガラ</text:p>
          </table:table-cell>
          <table:table-cell office:value-type="string">
            <text:p>ヤマガラの鳴き声 A call of a Varied Tit with useless visual.mp3</text:p>
          </table:table-cell>
          <table:table-cell office:value-type="float" office:value="15">
            <text:p>15</text:p>
          </table:table-cell>
          <table:table-cell office:value-type="string">
            <text:p> </text:p>
          </table:table-cell>
          <table:table-cell office:value-type="string">
            <text:p>-</text:p>
          </table:table-cell>
          <table:table-cell office:value-type="string">
            <text:p> </text:p>
          </table:table-cell>
          <table:table-cell office:value-type="string">
            <text:p>ツ1・ビー3・ツ1ツ1ツ1ツ1</text:p>
          </table:table-cell>
          <table:table-cell office:value-type="string">
            <text:p> </text:p>
          </table:table-cell>
          <table:table-cell office:value-type="date" office:date-value="2019-04-22T13:41:51">
            <text:p>2019/4/22 13:41</text:p>
          </table:table-cell>
          <table:table-cell office:value-type="string">
            <text:p><text:a xlink:href="https://www.youtube.com/watch?v=ywa4tfBR1SE">https://www.youtube.com/watch?v=ywa4tfBR1SE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ヤマガラ</text:p>
          </table:table-cell>
          <table:table-cell office:value-type="string">
            <text:p>野鳥 ヤマガラの鳴き声 Bird Song - Parus varius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8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OYYomv4ldW4">https://www.youtube.com/watch?v=OYYomv4ldW4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ヤマガラ</text:p>
          </table:table-cell>
          <table:table-cell office:value-type="string">
            <text:p>ヤマガラの鳴き声 [Nyanta8355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69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DBmqsV4TPzo">https://www.youtube.com/watch?v=DBmqsV4TPzo</text:a>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70">
            <text:p>70</text:p>
          </table:table-cell>
          <table:table-cell office:value-type="string">
            <text:p>ヤマガラ</text:p>
          </table:table-cell>
          <table:table-cell office:value-type="string">
            <text:p>ヤマガラ（1）地鳴きとさえずり - Varied tit - Wild Bird - 野鳥 動画図鑑 [野鳥動画図鑑 - Wild Bird Japan</text:p>
            <text:p>]</text:p>
          </table:table-cell>
          <table:table-cell office:value-type="string">
            <text:p>bs</text:p>
          </table:table-cell>
          <table:table-cell office:value-type="string">
            <text:p>.mp3</text:p>
          </table:table-cell>
          <table:table-cell office:value-type="string">
            <text:p>70_yamagara_bs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03Oimd-ifRY">https://www.youtube.com/watch?v=03Oimd-ifRY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ヤマガラ</text:p>
          </table:table-cell>
          <table:table-cell office:value-type="string">
            <text:p>ヤマガラ 大声で鳴く [ooopppqqq164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1_yamagara_bc.mp3</text:p>
          </table:table-cell>
          <table:table-cell table:number-columns-repeated="3" office:value-type="string">
            <text:p> </text:p>
          </table:table-cell>
          <table:table-cell office:value-type="date" office:date-value="2019-06-23T12:39:02">
            <text:p>2019/6/23 12:39</text:p>
          </table:table-cell>
          <table:table-cell office:value-type="string">
            <text:p><text:a xlink:href="https://www.youtube.com/watch?v=-mLdwBBb0qQ">https://www.youtube.com/watch?v=-mLdwBBb0qQ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ヒヨドリ</text:p>
          </table:table-cell>
          <table:table-cell office:value-type="string">
            <text:p>ヒヨドリの鳴き声～早朝の鳴き声～Brown-eared Bulbul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2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5L6JwrZinx8">https://www.youtube.com/watch?v=5L6JwrZinx8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ヒヨドリ</text:p>
          </table:table-cell>
          <table:table-cell office:value-type="string">
            <text:p>ヒヨドリ 色んな鳴き声　Wild bird：　Timbre of the bulbul [minatonohamaty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3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38:30">
            <text:p>2019/6/24 16:38</text:p>
          </table:table-cell>
          <table:table-cell office:value-type="string">
            <text:p><text:a xlink:href="https://www.youtube.com/watch?v=7SBoY1GKNsQ">https://www.youtube.com/watch?v=7SBoY1GKNsQ</text:a></text:p>
          </table:table-cell>
          <table:table-cell office:value-type="string">
            <text:p> 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ヒヨドリ</text:p>
          </table:table-cell>
          <table:table-cell office:value-type="string">
            <text:p>ヒヨドリの鳴き声～2種類の鳴き声～Brown-eared Bulbul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4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b4xpAqQnrVA">https://www.youtube.com/watch?v=b4xpAqQnrVA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75">
            <text:p>75</text:p>
          </table:table-cell>
          <table:table-cell office:value-type="string">
            <text:p>ヒヨドリ</text:p>
          </table:table-cell>
          <table:table-cell office:value-type="string">
            <text:p>春のヒヨドリの鳴き声（Brown-eared Bulbul） [ロッキー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5_hiyodori_bc.mp3</text:p>
          </table:table-cell>
          <table:table-cell office:value-type="string">
            <text:p>hiyodor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3:46">
            <text:p>2019/6/24 16:53</text:p>
          </table:table-cell>
          <table:table-cell office:value-type="string">
            <text:p><text:a xlink:href="https://www.youtube.com/watch?v=3iCmTkMKzc4">https://www.youtube.com/watch?v=3iCmTkMKzc4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。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6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h6cGWkJUWcg">https://www.youtube.com/watch?v=h6cGWkJUWcg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77">
            <text:p>77</text:p>
          </table:table-cell>
          <table:table-cell office:value-type="string">
            <text:p>ジョウビタキ</text:p>
          </table:table-cell>
          <table:table-cell office:value-type="string">
            <text:p>ジョウビタキの鳴き声（パラボラ集音マイク使用） [miyakowasure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7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6qnxnY0MjRI">https://www.youtube.com/watch?v=6qnxnY0MjRI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ジョウビタキ</text:p>
          </table:table-cell>
          <table:table-cell office:value-type="string">
            <text:p>ジョウビタキのメス　さえずり [kazenotobuzon001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8_joubitaki_bc.mp3</text:p>
          </table:table-cell>
          <table:table-cell office:value-type="string">
            <text:p>joubitaki</text:p>
          </table:table-cell>
          <table:table-cell table:number-columns-repeated="2" office:value-type="string">
            <text:p> </text:p>
          </table:table-cell>
          <table:table-cell office:value-type="date" office:date-value="2019-06-24T16:56:19">
            <text:p>2019/6/24 16:56</text:p>
          </table:table-cell>
          <table:table-cell office:value-type="string">
            <text:p><text:a xlink:href="https://www.youtube.com/watch?v=kSR4GnCRDaU">https://www.youtube.com/watch?v=kSR4GnCRDaU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カケス</text:p>
          </table:table-cell>
          <table:table-cell office:value-type="string">
            <text:p>カケスの鳴き声。 "Garrulus glandarius"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79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4:10:43">
            <text:p>2019/7/3 14:10</text:p>
          </table:table-cell>
          <table:table-cell office:value-type="string">
            <text:p><text:a xlink:href="https://www.youtube.com/watch?v=KtMevQrYPo4">https://www.youtube.com/watch?v=KtMevQrYPo4</text:a></text:p>
          </table:table-cell>
          <table:table-cell office:value-type="string">
            <text:p>*</text:p>
          </table:table-cell>
          <table:table-cell/>
        </table:table-row>
        <table:table-row table:style-name="ro14">
          <table:table-cell office:value-type="float" office:value="80">
            <text:p>80</text:p>
          </table:table-cell>
          <table:table-cell office:value-type="string">
            <text:p>カケス</text:p>
          </table:table-cell>
          <table:table-cell office:value-type="string">
            <text:p>[4K] カケス（3）鳴く（北本自然観察公園） - Eurasian jay - Wild Bird - 野鳥 動画図鑑 [野鳥動画図鑑 - Wild Bird Japan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0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4:13">
            <text:p>2019/7/3 15:14</text:p>
          </table:table-cell>
          <table:table-cell office:value-type="string">
            <text:p><text:a xlink:href="https://www.youtube.com/watch?v=0vb6PEDPemY">https://www.youtube.com/watch?v=0vb6PEDPemY</text:a></text:p>
          </table:table-cell>
          <table:table-cell office:value-type="string">
            <text:p>*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カケス</text:p>
          </table:table-cell>
          <table:table-cell office:value-type="string">
            <text:p>Wild Bird　Eurasian Jay 　カケス [AKIRA OOYAG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1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2tX6K7k151s">https://www.youtube.com/watch?v=2tX6K7k151s</text:a></text:p>
          </table:table-cell>
          <table:table-cell office:value-type="string">
            <text:p>*</text:p>
          </table:table-cell>
          <table:table-cell/>
        </table:table-row>
        <table:table-row table:style-name="ro15">
          <table:table-cell office:value-type="float" office:value="82">
            <text:p>82</text:p>
          </table:table-cell>
          <table:table-cell office:value-type="string">
            <text:p>カケス</text:p>
          </table:table-cell>
          <table:table-cell office:value-type="string">
            <text:p>鳴き方を変えていった、カケス "Garrulus glandarius" の鳴き声。2015/4/19 [Furuse ｃｓ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2_kakesu_bc.mp3</text:p>
          </table:table-cell>
          <table:table-cell office:value-type="string">
            <text:p>kakesu</text:p>
          </table:table-cell>
          <table:table-cell table:number-columns-repeated="2" office:value-type="string">
            <text:p> </text:p>
          </table:table-cell>
          <table:table-cell office:value-type="date" office:date-value="2019-07-03T15:18:16">
            <text:p>2019/7/3 15:18</text:p>
          </table:table-cell>
          <table:table-cell office:value-type="string">
            <text:p><text:a xlink:href="https://www.youtube.com/watch?v=pjmOaPiIX84">https://www.youtube.com/watch?v=pjmOaPiIX84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オナガ</text:p>
          </table:table-cell>
          <table:table-cell office:value-type="string">
            <text:p>オナガの鳴き声 [camomiru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6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_cdDv5waFyw">https://www.youtube.com/watch?v=_cdDv5waFyw</text:a></text:p>
          </table:table-cell>
          <table:table-cell office:value-type="string">
            <text:p>*</text:p>
          </table:table-cell>
          <table:table-cell/>
        </table:table-row>
        <table:table-row table:style-name="ro11">
          <table:table-cell office:value-type="float" office:value="87">
            <text:p>87</text:p>
          </table:table-cell>
          <table:table-cell office:value-type="string">
            <text:p>オナガ</text:p>
          </table:table-cell>
          <table:table-cell office:value-type="string">
            <text:p>オナガ かわいい 鳴き声 ゲー ギェー 警戒声 [channel豆粒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7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0yRqHKGDQLk">https://www.youtube.com/watch?v=0yRqHKGDQLk</text:a>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オナガ</text:p>
          </table:table-cell>
          <table:table-cell office:value-type="string">
            <text:p><text:a xlink:href="mailto:オナガ@鳴き声・グゥエグゥエ鳴いていました！">オナガ@鳴き声・グゥエグゥエ鳴いていました！ [みどりの鳥]</text:a>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8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bNY4XDeLUYU">https://www.youtube.com/watch?v=bNY4XDeLUYU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オナガ</text:p>
          </table:table-cell>
          <table:table-cell office:value-type="string">
            <text:p>オナガの鳴き声 [yokotesimo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89_onaga_bc.mp3</text:p>
          </table:table-cell>
          <table:table-cell office:value-type="string">
            <text:p>onaga</text:p>
          </table:table-cell>
          <table:table-cell office:value-type="float" office:value="47">
            <text:p>47</text:p>
          </table:table-cell>
          <table:table-cell office:value-type="string">
            <text:p> </text:p>
          </table:table-cell>
          <table:table-cell office:value-type="date" office:date-value="2019-07-24T13:39:57">
            <text:p>2019/7/24 13:39</text:p>
          </table:table-cell>
          <table:table-cell office:value-type="string">
            <text:p><text:a xlink:href="https://www.youtube.com/watch?v=Isx7yiG3kRA">https://www.youtube.com/watch?v=Isx7yiG3kRA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キビタキ</text:p>
          </table:table-cell>
          <table:table-cell office:value-type="string">
            <text:p>キビタキ とても綺麗な鳴き声です　20160517 [kamezi-zi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0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">
            <text:p>2019/7/24 14:01</text:p>
          </table:table-cell>
          <table:table-cell office:value-type="string">
            <text:p><text:a xlink:href="https://www.youtube.com/watch?v=PXCvc-NVJfg">https://www.youtube.com/watch?v=PXCvc-NVJfg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キビタキ</text:p>
          </table:table-cell>
          <table:table-cell office:value-type="string">
            <text:p>森に響くキビタキの鳴き声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1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">
            <text:p>2019/7/24 14:01</text:p>
          </table:table-cell>
          <table:table-cell office:value-type="string">
            <text:p><text:a xlink:href="https://www.youtube.com/watch?v=Uov-LYpk-dc">https://www.youtube.com/watch?v=Uov-LYpk-dc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キビタキ</text:p>
          </table:table-cell>
          <table:table-cell office:value-type="string">
            <text:p>新緑に響くキビタキの囀り 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2_kibitaki_bc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">
            <text:p>2019/7/24 14:01</text:p>
          </table:table-cell>
          <table:table-cell office:value-type="string">
            <text:p><text:a xlink:href="https://www.youtube.com/watch?v=tQjYtfK6dOs">https://www.youtube.com/watch?v=tQjYtfK6dOs</text:a></text:p>
          </table:table-cell>
          <table:table-cell office:value-type="string">
            <text:p>*</text:p>
          </table:table-cell>
          <table:table-cell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キビタキ</text:p>
          </table:table-cell>
          <table:table-cell office:value-type="string">
            <text:p>キビタキの鳴き声　Narcissus　Flycatcher [JA3CF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office:value-type="string">
            <text:p>93_kibitaki_bc.[7].mp3</text:p>
          </table:table-cell>
          <table:table-cell office:value-type="string">
            <text:p>kibitaki</text:p>
          </table:table-cell>
          <table:table-cell office:value-type="float" office:value="7">
            <text:p>7</text:p>
          </table:table-cell>
          <table:table-cell office:value-type="string">
            <text:p> </text:p>
          </table:table-cell>
          <table:table-cell office:value-type="date" office:date-value="2019-07-24T14:01:12">
            <text:p>2019/7/24 14:01</text:p>
          </table:table-cell>
          <table:table-cell office:value-type="string">
            <text:p><text:a xlink:href="https://www.youtube.com/watch?v=qLf57RmKJeE">https://www.youtube.com/watch?v=qLf57RmKJeE</text:a>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オオルリ</text:p>
          </table:table-cell>
          <table:table-cell table:style-name="ce7" office:value-type="string">
            <text:p>オオルリの鳴き声[Nyanta8355</text:p>
            <text:p>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5];&quot;_&quot;;[.G95];&quot;_&quot;;[.D95];[.E95])" office:value-type="string" office:string-value="94_ooruri_bc.mp3">
            <text:p>94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9" office:value-type="date" office:date-value="2019-08-10T14:26:32">
            <text:p>2019/8/10 14:26</text:p>
          </table:table-cell>
          <table:table-cell table:style-name="ce12" office:value-type="string">
            <text:p>https://www.youtube.com/watch?v=7zMH77q2-dA</text:p>
          </table:table-cell>
          <table:table-cell office:value-type="string">
            <text:p>*</text:p>
          </table:table-cell>
          <table:table-cell/>
        </table:table-row>
        <table:table-row table:style-name="ro13">
          <table:table-cell office:value-type="float" office:value="95">
            <text:p>95</text:p>
          </table:table-cell>
          <table:table-cell office:value-type="string">
            <text:p>オオルリ</text:p>
          </table:table-cell>
          <table:table-cell office:value-type="string">
            <text:p>オオルリ（1）さえずり - Blue-and-white flycatcher - 日本三鳴鳥 - Wild Bird - 野鳥 動画図鑑 []野鳥動画図鑑 - Wild Bird Japan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6];&quot;_&quot;;[.G96];&quot;_&quot;;[.D96];[.E96])" office:value-type="string" office:string-value="95_ooruri_bc.mp3">
            <text:p>95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office:value-type="date" office:date-value="2019-08-10T14:52:22">
            <text:p>2019/8/10 14:52</text:p>
          </table:table-cell>
          <table:table-cell table:style-name="ce13" office:value-type="string">
            <text:p>https://www.youtube.com/watch?v=jIxqRGJ58ng</text:p>
          </table:table-cell>
          <table:table-cell office:value-type="string">
            <text:p>*</text:p>
          </table:table-cell>
          <table:table-cell table:style-name="ce1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オオルリ</text:p>
          </table:table-cell>
          <table:table-cell office:value-type="string">
            <text:p>綺麗な囀り声のオオルリ [ともえがわざ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7];&quot;_&quot;;[.G97];&quot;_&quot;;[.D97];[.E97])" office:value-type="string" office:string-value="96_ooruri_bc.mp3">
            <text:p>96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qSS9zkATiyA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オオルリ</text:p>
          </table:table-cell>
          <table:table-cell office:value-type="string">
            <text:p>オオルリさえずり [momo kazu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8];&quot;_&quot;;[.G98];&quot;_&quot;;[.D98];[.E98])" office:value-type="string" office:string-value="97_ooruri_bc.mp3">
            <text:p>97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Zjz0yN7OmWQ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オオルリ</text:p>
          </table:table-cell>
          <table:table-cell office:value-type="string">
            <text:p>オオルリ　鳴き声 [Nature Photo &amp; Video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99];&quot;_&quot;;[.G99];&quot;_&quot;;[.D99];[.E99])" office:value-type="string" office:string-value="98_ooruri_bc.mp3">
            <text:p>98_ooruri_bc.mp3</text:p>
          </table:table-cell>
          <table:table-cell office:value-type="string">
            <text:p>ooruri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JIZpWsgaHyQ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カワラヒワ</text:p>
          </table:table-cell>
          <table:table-cell office:value-type="string">
            <text:p>カワラヒワの鳴き声。 [Furuse ｃｓ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0];&quot;_&quot;;[.G100];&quot;_&quot;;[.D100];[.E100])" office:value-type="string" office:string-value="99_kawarahiwa_bc.mp3">
            <text:p>99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_z8IrAWKFmY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100">
            <text:p>100</text:p>
          </table:table-cell>
          <table:table-cell office:value-type="string">
            <text:p>カワラヒワ</text:p>
          </table:table-cell>
          <table:table-cell office:value-type="string">
            <text:p>カワラヒワ ライブラリ（キリリ コロコロ ジュイーンとさえずる鳥） [Larus canu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1];&quot;_&quot;;[.G101];&quot;_&quot;;[.D101];[.E101])" office:value-type="string" office:string-value="100_kawarahiwa_bc.mp3">
            <text:p>100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GeGTpAZLTsw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カワラヒワ</text:p>
          </table:table-cell>
          <table:table-cell office:value-type="string">
            <text:p>カワラヒワの早朝の鳴き声 [takaidos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2];&quot;_&quot;;[.G102];&quot;_&quot;;[.D102];[.E102])" office:value-type="string" office:string-value="101_kawarahiwa_bc.mp3">
            <text:p>101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8SoI72zFVqM</text:p>
          </table:table-cell>
          <table:table-cell office:value-type="string">
            <text:p>*</text:p>
          </table:table-cell>
          <table:table-cell/>
        </table:table-row>
        <table:table-row table:style-name="ro16">
          <table:table-cell office:value-type="float" office:value="102">
            <text:p>102</text:p>
          </table:table-cell>
          <table:table-cell office:value-type="string">
            <text:p>カワラヒワ</text:p>
          </table:table-cell>
          <table:table-cell office:value-type="string">
            <text:p>野鳥辞典／鳥の動画／カワラヒワの鳴き声　さえずり [roido frow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3];&quot;_&quot;;[.G103];&quot;_&quot;;[.D103];[.E103])" office:value-type="string" office:string-value="102_kawarahiwa_bc.mp3">
            <text:p>102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Ifxs2NqTtyA</text:p>
          </table:table-cell>
          <table:table-cell office:value-type="string">
            <text:p>*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カワラヒワ</text:p>
          </table:table-cell>
          <table:table-cell office:value-type="string">
            <text:p>カワラヒワの鳴き声（地鳴き）Oriental Greenfinch [ロッキー]</text:p>
          </table:table-cell>
          <table:table-cell office:value-type="string">
            <text:p>bc</text:p>
          </table:table-cell>
          <table:table-cell office:value-type="string">
            <text:p>.mp3</text:p>
          </table:table-cell>
          <table:table-cell table:formula="of:=CONCATENATE([.A104];&quot;_&quot;;[.G104];&quot;_&quot;;[.D104];[.E104])" office:value-type="string" office:string-value="103_kawarahiwa_bc.mp3">
            <text:p>103_kawarahiwa_bc.mp3</text:p>
          </table:table-cell>
          <table:table-cell office:value-type="string">
            <text:p>kawarahiwa</text:p>
          </table:table-cell>
          <table:table-cell table:number-columns-repeated="2" office:value-type="string">
            <text:p> </text:p>
          </table:table-cell>
          <table:table-cell table:style-name="ce11" office:value-type="date" office:date-value="2019-08-10T14:26:32">
            <text:p>19/08/10 14:26</text:p>
          </table:table-cell>
          <table:table-cell table:style-name="ce12" office:value-type="string">
            <text:p>https://www.youtube.com/watch?v=aHaU7d2391w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table:number-columns-repeated="9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2" office:value-type="string">
            <text:p> 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table:number-columns-repeated="9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2" office:value-type="string">
            <text:p> 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table:number-columns-repeated="9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2" office:value-type="string">
            <text:p> 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table:number-columns-repeated="9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2" office:value-type="string">
            <text:p> </text:p>
          </table:table-cell>
          <table:table-cell office:value-type="string">
            <text:p>*</text:p>
          </table:table-cell>
          <table:table-cell/>
        </table:table-row>
        <table:table-row table:style-name="ro8">
          <table:table-cell table:number-columns-repeated="9" office:value-type="string">
            <text:p> </text:p>
          </table:table-cell>
          <table:table-cell table:style-name="ce11" office:value-type="string">
            <text:p> </text:p>
          </table:table-cell>
          <table:table-cell table:style-name="ce12" office:value-type="string">
            <text:p> 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2" table:style-name="ce9" office:value-type="date" office:date-value="2019-08-10T14:26:32">
            <text:p>2019/8/10 14:26</text:p>
          </table:table-cell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4:26:32">
            <text:p>2019/8/10 14:26</text:p>
          </table:table-cell>
          <table:table-cell table:number-columns-repeated="2" table:style-name="ce3" office:value-type="string">
            <text:p>*</text:p>
          </table:table-cell>
          <table:table-cell/>
        </table:table-row>
        <table:table-row table:style-name="ro17" table:number-rows-repeated="2">
          <table:table-cell table:style-name="Default" table:number-columns-repeated="12"/>
          <table:table-cell/>
        </table:table-row>
        <table:table-row table:style-name="ro8">
          <table:table-cell table:style-name="ce4" table:formula="of:=CONCATENATE(&quot;sn(&quot;;MAX([.A114:.A150]);&quot;)&quot;)" office:value-type="string" office:string-value="sn(48)">
            <text:p>sn(48)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num of entrie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sn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アオジ</text:p>
          </table:table-cell>
          <table:table-cell table:style-name="ce5" table:formula="of:=COUNTIF(list_of_entries_birds_names;[.B114])" office:value-type="float" office:value="4">
            <text:p>4</text:p>
          </table:table-cell>
          <table:table-cell table:number-columns-repeated="2" table:style-name="ce5" office:value-type="float" office:value="1">
            <text:p>1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">
            <text:p>2</text:p>
          </table:table-cell>
          <table:table-cell table:style-name="ce5" office:value-type="string">
            <text:p>アカハラ</text:p>
          </table:table-cell>
          <table:table-cell table:style-name="ce5" table:formula="of:=COUNTIF(list_of_entries_birds_names;[.B115])" office:value-type="float" office:value="2">
            <text:p>2</text:p>
          </table:table-cell>
          <table:table-cell table:style-name="ce6"/>
          <table:table-cell table:style-name="ce5" office:value-type="float" office:value="2">
            <text:p>2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3">
            <text:p>3</text:p>
          </table:table-cell>
          <table:table-cell table:style-name="ce5" office:value-type="string">
            <text:p>アヒル</text:p>
          </table:table-cell>
          <table:table-cell table:style-name="ce5" table:formula="of:=COUNTIF(list_of_entries_birds_names;[.B116])" office:value-type="float" office:value="1">
            <text:p>1</text:p>
          </table:table-cell>
          <table:table-cell table:style-name="ce6"/>
          <table:table-cell table:style-name="ce5" office:value-type="float" office:value="3">
            <text:p>3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string">
            <text:p>オオルリ</text:p>
          </table:table-cell>
          <table:table-cell table:style-name="ce5" table:formula="of:=COUNTIF(list_of_entries_birds_names;[.B117])" office:value-type="float" office:value="5">
            <text:p>5</text:p>
          </table:table-cell>
          <table:table-cell table:style-name="ce8" office:value-type="date" office:date-value="2019-07-24T14:45:13">
            <text:p>2019/7/24 14:45</text:p>
          </table:table-cell>
          <table:table-cell table:style-name="ce5" office:value-type="float" office:value="48">
            <text:p>48</text:p>
          </table:table-cell>
          <table:table-cell table:style-name="Default" table:number-columns-repeated="7"/>
          <table:table-cell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5" office:value-type="string">
            <text:p>オナガ</text:p>
          </table:table-cell>
          <table:table-cell table:style-name="ce5" table:formula="of:=COUNTIF(list_of_entries_birds_names;[.B118])" office:value-type="float" office:value="4">
            <text:p>4</text:p>
          </table:table-cell>
          <table:table-cell table:style-name="ce8" office:value-type="date" office:date-value="2019-07-24T14:41:19">
            <text:p>2019/7/24 14:41</text:p>
          </table:table-cell>
          <table:table-cell table:style-name="ce5" office:value-type="float" office:value="47">
            <text:p>47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4">
            <text:p>4</text:p>
          </table:table-cell>
          <table:table-cell table:style-name="ce5" office:value-type="string">
            <text:p>カケス</text:p>
          </table:table-cell>
          <table:table-cell table:style-name="ce5" table:formula="of:=COUNTIF(list_of_entries_birds_names;[.B119])" office:value-type="float" office:value="5">
            <text:p>5</text:p>
          </table:table-cell>
          <table:table-cell table:style-name="ce6"/>
          <table:table-cell table:style-name="ce5" office:value-type="float" office:value="4">
            <text:p>4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5" office:value-type="string">
            <text:p>カワラヒワ</text:p>
          </table:table-cell>
          <table:table-cell table:style-name="ce5" table:formula="of:=COUNTIF(list_of_entries_birds_names;[.B120])" office:value-type="float" office:value="7">
            <text:p>7</text:p>
          </table:table-cell>
          <table:table-cell table:style-name="ce6"/>
          <table:table-cell table:style-name="ce5" office:value-type="float" office:value="5">
            <text:p>5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6">
            <text:p>6</text:p>
          </table:table-cell>
          <table:table-cell table:style-name="ce5" office:value-type="string">
            <text:p>ガチョウ</text:p>
          </table:table-cell>
          <table:table-cell table:style-name="ce5" table:formula="of:=COUNTIF(list_of_entries_birds_names;[.B121])" office:value-type="float" office:value="1">
            <text:p>1</text:p>
          </table:table-cell>
          <table:table-cell table:style-name="ce6"/>
          <table:table-cell table:style-name="ce5" office:value-type="float" office:value="6">
            <text:p>6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5" office:value-type="string">
            <text:p>キビタキ</text:p>
          </table:table-cell>
          <table:table-cell table:style-name="ce5" table:formula="of:=COUNTIF(list_of_entries_birds_names;[.B122])" office:value-type="float" office:value="4">
            <text:p>4</text:p>
          </table:table-cell>
          <table:table-cell table:style-name="ce6"/>
          <table:table-cell table:style-name="ce5" office:value-type="float" office:value="7">
            <text:p>7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8">
            <text:p>8</text:p>
          </table:table-cell>
          <table:table-cell table:style-name="ce5" office:value-type="string">
            <text:p>コゲラ</text:p>
          </table:table-cell>
          <table:table-cell table:style-name="ce5" table:formula="of:=COUNTIF(list_of_entries_birds_names;[.B123])" office:value-type="float" office:value="4">
            <text:p>4</text:p>
          </table:table-cell>
          <table:table-cell table:style-name="ce6"/>
          <table:table-cell table:style-name="ce5" office:value-type="float" office:value="8">
            <text:p>8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9">
            <text:p>9</text:p>
          </table:table-cell>
          <table:table-cell table:style-name="ce5" office:value-type="string">
            <text:p>コジュケイ</text:p>
          </table:table-cell>
          <table:table-cell table:style-name="ce5" table:formula="of:=COUNTIF(list_of_entries_birds_names;[.B124])" office:value-type="float" office:value="2">
            <text:p>2</text:p>
          </table:table-cell>
          <table:table-cell table:style-name="ce6"/>
          <table:table-cell table:style-name="ce5" office:value-type="float" office:value="9">
            <text:p>9</text:p>
          </table:table-cell>
          <table:table-cell table:style-name="Default" table:number-columns-repeated="7"/>
          <table:table-cell/>
        </table:table-row>
        <table:table-row table:style-name="ro18">
          <table:table-cell table:style-name="ce5" office:value-type="float" office:value="10">
            <text:p>10</text:p>
          </table:table-cell>
          <table:table-cell table:style-name="ce5" office:value-type="string">
            <text:p>シジュウカラ</text:p>
          </table:table-cell>
          <table:table-cell table:style-name="ce5" table:formula="of:=COUNTIF(list_of_entries_birds_names;[.B125])" office:value-type="float" office:value="3">
            <text:p>3</text:p>
          </table:table-cell>
          <table:table-cell table:style-name="ce6"/>
          <table:table-cell table:style-name="ce5" office:value-type="float" office:value="10">
            <text:p>10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1">
            <text:p>11</text:p>
          </table:table-cell>
          <table:table-cell table:style-name="ce5" office:value-type="string">
            <text:p>シロハラ</text:p>
          </table:table-cell>
          <table:table-cell table:style-name="ce5" table:formula="of:=COUNTIF(list_of_entries_birds_names;[.B126])" office:value-type="float" office:value="3">
            <text:p>3</text:p>
          </table:table-cell>
          <table:table-cell table:style-name="ce6"/>
          <table:table-cell table:style-name="ce5" office:value-type="float" office:value="11">
            <text:p>11</text:p>
          </table:table-cell>
          <table:table-cell table:style-name="Default" table:number-columns-repeated="7"/>
          <table:table-cell/>
        </table:table-row>
        <table:table-row table:style-name="ro18">
          <table:table-cell table:style-name="ce5" office:value-type="float" office:value="12">
            <text:p>12</text:p>
          </table:table-cell>
          <table:table-cell table:style-name="ce5" office:value-type="string">
            <text:p>ジョウビタキ</text:p>
          </table:table-cell>
          <table:table-cell table:style-name="ce5" table:formula="of:=COUNTIF(list_of_entries_birds_names;[.B127])" office:value-type="float" office:value="4">
            <text:p>4</text:p>
          </table:table-cell>
          <table:table-cell table:style-name="ce6"/>
          <table:table-cell table:style-name="ce5" office:value-type="float" office:value="12">
            <text:p>12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3">
            <text:p>13</text:p>
          </table:table-cell>
          <table:table-cell table:style-name="ce5" office:value-type="string">
            <text:p>スズメ</text:p>
          </table:table-cell>
          <table:table-cell table:style-name="ce5" table:formula="of:=COUNTIF(list_of_entries_birds_names;[.B128])" office:value-type="float" office:value="1">
            <text:p>1</text:p>
          </table:table-cell>
          <table:table-cell table:style-name="ce6"/>
          <table:table-cell table:style-name="ce5" office:value-type="float" office:value="13">
            <text:p>13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4">
            <text:p>14</text:p>
          </table:table-cell>
          <table:table-cell table:style-name="ce5" office:value-type="string">
            <text:p>ツグミ</text:p>
          </table:table-cell>
          <table:table-cell table:style-name="ce5" table:formula="of:=COUNTIF(list_of_entries_birds_names;[.B129])" office:value-type="float" office:value="2">
            <text:p>2</text:p>
          </table:table-cell>
          <table:table-cell table:style-name="ce6"/>
          <table:table-cell table:style-name="ce5" office:value-type="float" office:value="14">
            <text:p>14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5">
            <text:p>15</text:p>
          </table:table-cell>
          <table:table-cell table:style-name="ce5" office:value-type="string">
            <text:p>ツバメ</text:p>
          </table:table-cell>
          <table:table-cell table:style-name="ce5" table:formula="of:=COUNTIF(list_of_entries_birds_names;[.B130])" office:value-type="float" office:value="1">
            <text:p>1</text:p>
          </table:table-cell>
          <table:table-cell table:style-name="ce6"/>
          <table:table-cell table:style-name="ce5" office:value-type="float" office:value="15">
            <text:p>15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6">
            <text:p>16</text:p>
          </table:table-cell>
          <table:table-cell table:style-name="ce5" office:value-type="string">
            <text:p>トビ</text:p>
          </table:table-cell>
          <table:table-cell table:style-name="ce5" table:formula="of:=COUNTIF(list_of_entries_birds_names;[.B131])" office:value-type="float" office:value="1">
            <text:p>1</text:p>
          </table:table-cell>
          <table:table-cell table:style-name="ce6"/>
          <table:table-cell table:style-name="ce5" office:value-type="float" office:value="16">
            <text:p>16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7">
            <text:p>17</text:p>
          </table:table-cell>
          <table:table-cell table:style-name="ce5" office:value-type="string">
            <text:p>ドバト</text:p>
          </table:table-cell>
          <table:table-cell table:style-name="ce5" table:formula="of:=COUNTIF(list_of_entries_birds_names;[.B132])" office:value-type="float" office:value="1">
            <text:p>1</text:p>
          </table:table-cell>
          <table:table-cell table:style-name="ce6"/>
          <table:table-cell table:style-name="ce5" office:value-type="float" office:value="17">
            <text:p>17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8">
            <text:p>18</text:p>
          </table:table-cell>
          <table:table-cell table:style-name="ce5" office:value-type="string">
            <text:p>ヒバリ</text:p>
          </table:table-cell>
          <table:table-cell table:style-name="ce5" table:formula="of:=COUNTIF(list_of_entries_birds_names;[.B133])" office:value-type="float" office:value="4">
            <text:p>4</text:p>
          </table:table-cell>
          <table:table-cell table:style-name="ce6"/>
          <table:table-cell table:style-name="ce5" office:value-type="float" office:value="18">
            <text:p>18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19">
            <text:p>19</text:p>
          </table:table-cell>
          <table:table-cell table:style-name="ce5" office:value-type="string">
            <text:p>ヒヨドリ</text:p>
          </table:table-cell>
          <table:table-cell table:style-name="ce5" table:formula="of:=COUNTIF(list_of_entries_birds_names;[.B134])" office:value-type="float" office:value="6">
            <text:p>6</text:p>
          </table:table-cell>
          <table:table-cell table:style-name="ce6"/>
          <table:table-cell table:style-name="ce5" office:value-type="float" office:value="19">
            <text:p>19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0">
            <text:p>20</text:p>
          </table:table-cell>
          <table:table-cell table:style-name="ce5" office:value-type="string">
            <text:p>ホオジロ</text:p>
          </table:table-cell>
          <table:table-cell table:style-name="ce5" table:formula="of:=COUNTIF(list_of_entries_birds_names;[.B135])" office:value-type="float" office:value="7">
            <text:p>7</text:p>
          </table:table-cell>
          <table:table-cell table:style-name="ce6"/>
          <table:table-cell table:style-name="ce5" office:value-type="float" office:value="20">
            <text:p>20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1">
            <text:p>21</text:p>
          </table:table-cell>
          <table:table-cell table:style-name="ce5" office:value-type="string">
            <text:p>ムクドリ</text:p>
          </table:table-cell>
          <table:table-cell table:style-name="ce5" table:formula="of:=COUNTIF(list_of_entries_birds_names;[.B136])" office:value-type="float" office:value="7">
            <text:p>7</text:p>
          </table:table-cell>
          <table:table-cell table:style-name="ce6"/>
          <table:table-cell table:style-name="ce5" office:value-type="float" office:value="21">
            <text:p>21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2">
            <text:p>22</text:p>
          </table:table-cell>
          <table:table-cell table:style-name="ce5" office:value-type="string">
            <text:p>メジロ</text:p>
          </table:table-cell>
          <table:table-cell table:style-name="ce5" table:formula="of:=COUNTIF(list_of_entries_birds_names;[.B137])" office:value-type="float" office:value="6">
            <text:p>6</text:p>
          </table:table-cell>
          <table:table-cell table:style-name="ce6"/>
          <table:table-cell table:style-name="ce5" office:value-type="float" office:value="22">
            <text:p>22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3">
            <text:p>23</text:p>
          </table:table-cell>
          <table:table-cell table:style-name="ce5" office:value-type="string">
            <text:p>モズ</text:p>
          </table:table-cell>
          <table:table-cell table:style-name="ce5" table:formula="of:=COUNTIF(list_of_entries_birds_names;[.B138])" office:value-type="float" office:value="2">
            <text:p>2</text:p>
          </table:table-cell>
          <table:table-cell table:style-name="ce6"/>
          <table:table-cell table:style-name="ce5" office:value-type="float" office:value="23">
            <text:p>23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24">
            <text:p>24</text:p>
          </table:table-cell>
          <table:table-cell table:style-name="ce5" office:value-type="string">
            <text:p>ヤマガラ</text:p>
          </table:table-cell>
          <table:table-cell table:style-name="ce5" table:formula="of:=COUNTIF(list_of_entries_birds_names;[.B139])" office:value-type="float" office:value="6">
            <text:p>6</text:p>
          </table:table-cell>
          <table:table-cell table:style-name="ce6"/>
          <table:table-cell table:style-name="ce5" office:value-type="float" office:value="24">
            <text:p>24</text:p>
          </table:table-cell>
          <table:table-cell table:style-name="Default" table:number-columns-repeated="7"/>
          <table:table-cell/>
        </table:table-row>
        <table:table-row table:style-name="ro18">
          <table:table-cell table:style-name="ce5" office:value-type="float" office:value="45">
            <text:p>45</text:p>
          </table:table-cell>
          <table:table-cell table:style-name="ce5" office:value-type="string">
            <text:p>ハクセキレイ</text:p>
          </table:table-cell>
          <table:table-cell table:style-name="ce5" table:formula="of:=COUNTIF(list_of_entries_birds_names;[.B140])" office:value-type="float" office:value="5">
            <text:p>5</text:p>
          </table:table-cell>
          <table:table-cell table:style-name="ce6"/>
          <table:table-cell table:style-name="ce5" office:value-type="float" office:value="45">
            <text:p>45</text:p>
          </table:table-cell>
          <table:table-cell table:style-name="Default" table:number-columns-repeated="7"/>
          <table:table-cell/>
        </table:table-row>
        <table:table-row table:style-name="ro8">
          <table:table-cell table:style-name="ce5" office:value-type="float" office:value="46">
            <text:p>46</text:p>
          </table:table-cell>
          <table:table-cell table:style-name="ce5" office:value-type="string">
            <text:p>カワセミ</text:p>
          </table:table-cell>
          <table:table-cell table:style-name="ce5" table:formula="of:=COUNTIF(list_of_entries_birds_names;[.B141])" office:value-type="float" office:value="4">
            <text:p>4</text:p>
          </table:table-cell>
          <table:table-cell table:style-name="ce6"/>
          <table:table-cell table:style-name="ce5" office:value-type="float" office:value="46">
            <text:p>46</text:p>
          </table:table-cell>
          <table:table-cell table:style-name="Default" table:number-columns-repeated="7"/>
          <table:table-cell/>
        </table:table-row>
        <table:table-row table:style-name="ro19">
          <table:table-cell table:style-name="ce6"/>
          <table:table-cell table:style-name="ce6" office:value-type="string">
            <text:p>カワラヒワ</text:p>
          </table:table-cell>
          <table:table-cell table:style-name="ce6" table:number-columns-repeated="3"/>
          <table:table-cell table:style-name="Default" table:number-columns-repeated="7"/>
          <table:table-cell/>
        </table:table-row>
        <table:table-row table:style-name="ro19" table:number-rows-repeated="8">
          <table:table-cell table:style-name="ce6" table:number-columns-repeated="5"/>
          <table:table-cell table:style-name="Default" table:number-columns-repeated="7"/>
          <table:table-cell/>
        </table:table-row>
        <table:table-row table:style-name="ro2">
          <table:table-cell table:number-columns-repeated="3" table:style-name="ce3" office:value-type="string">
            <text:p>*</text:p>
          </table:table-cell>
          <table:table-cell table:style-name="ce9" office:value-type="date" office:date-value="2019-08-10T15:00:41">
            <text:p>2019/8/10 15:00</text:p>
          </table:table-cell>
          <table:table-cell table:style-name="ce3" office:value-type="string">
            <text:p>*</text:p>
          </table:table-cell>
          <table:table-cell table:style-name="Default" table:number-columns-repeated="7"/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7">
          <table:table-cell/>
        </table:table-row>
      </table:table>
      <table:database-ranges>
        <table:database-range table:name="list_of_entries_birds_names" table:target-range-address="list.A2:list.K10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2019/08/10</text:date>, <text:time>15:4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0T14:38:21.42</meta:creation-date>
    <dc:date>2019-08-10T15:49:36.64</dc:date>
    <dc:creator>iwabuchi ken</dc:creator>
    <meta:editing-duration>PT1H11M15S</meta:editing-duration>
    <meta:editing-cycles>3</meta:editing-cycles>
    <meta:generator>OpenOffice/4.1.3$Win32 OpenOffice.org_project/413m1$Build-9783</meta:generator>
    <meta:document-statistic meta:table-count="3" meta:cell-count="1446" meta:object-count="0"/>
  </office:meta>
</office:document-meta>
</file>